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1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text-properties style:use-window-font-color="true" style:font-name="Helvetica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15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6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7" style:family="paragraph" style:parent-style-name="Standard" style:list-style-name="L1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8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9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 style:list-style-name="L4">
      <style:text-properties style:font-name="Arial" fo:font-size="11pt" style:font-size-asian="11pt" style:font-size-complex="11pt"/>
    </style:style>
    <style:style style:name="P22" style:family="paragraph" style:parent-style-name="Standard" style:list-style-name="L5">
      <style:text-properties style:font-name="Arial" fo:font-size="11pt" style:font-size-asian="11pt" style:font-size-complex="11pt"/>
    </style:style>
    <style:style style:name="P23" style:family="paragraph" style:parent-style-name="Standard" style:list-style-name="L6">
      <style:text-properties style:font-name="Arial" fo:font-size="11pt" style:font-size-asian="11pt" style:font-size-complex="11pt"/>
    </style:style>
    <style:style style:name="P24" style:family="paragraph" style:parent-style-name="Standard" style:list-style-name="L7">
      <style:text-properties style:font-name="Arial" fo:font-size="11pt" style:font-size-asian="11pt" style:font-size-complex="11pt"/>
    </style:style>
    <style:style style:name="P25" style:family="paragraph" style:parent-style-name="Standard" style:list-style-name="L8">
      <style:text-properties style:font-name="Arial" fo:font-size="11pt" style:font-size-asian="11pt" style:font-size-complex="11pt"/>
    </style:style>
    <style:style style:name="P26" style:family="paragraph" style:parent-style-name="Standard" style:list-style-name="L9">
      <style:text-properties style:font-name="Arial" fo:font-size="11pt" style:font-size-asian="11pt" style:font-size-complex="11pt"/>
    </style:style>
    <style:style style:name="P27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2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fo:font-style="italic" style:text-underline-style="none" style:font-style-asian="italic" style:font-style-complex="italic"/>
    </style:style>
    <style:style style:name="T14" style:family="text">
      <style:text-properties style:font-style-asian="italic"/>
    </style:style>
    <style:style style:name="T15" style:family="text">
      <style:text-properties style:font-style-complex="italic"/>
    </style:style>
    <style:style style:name="T16" style:family="text">
      <style:text-properties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fo:color="#800000" fo:font-style="italic" style:text-underline-style="none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2">http://stevenwilkin.com</text:span></text:a></text:p>
      <text:p text:style-name="P8">github: http://github.com/stevenwilkin</text:p>
      <text:p text:style-name="P9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14"/>
      <text:p text:style-name="P15"><text:span text:style-name="T10">April 2013 – Present<text:tab/><text:tab/><text:tab/><text:tab/>Software Engineer (contract), Global Personals</text:span></text:p>
      <text:p text:style-name="P15"><text:a xlink:type="simple" xlink:href="http://globalpersonals.co.uk/"><text:span text:style-name="T11"><text:tab/><text:tab/><text:tab/><text:tab/><text:tab/><text:tab/></text:span></text:a><text:a xlink:type="simple" xlink:href="http://globalpersonals.co.uk/"><text:span text:style-name="T13">http://globalpersonals.co.uk/</text:span></text:a></text:p>
      <text:p text:style-name="P16"/>
      <text:list xml:id="list250404636" text:style-name="L13">
        <text:list-item>
          <text:p text:style-name="P17">web development with Ruby/Rails/Sinatra and JavaScript/CoffeeScript/jQuery</text:p>
        </text:list-item>
        <text:list-item>
          <text:p text:style-name="P17">MySQL and Redis databases, RabbitMQ messaging</text:p>
        </text:list-item>
        <text:list-item>
          <text:p text:style-name="P17">Test Driven Development (TDD) using RSpec and Test::Unit</text:p>
        </text:list-item>
      </text:list>
      <text:p text:style-name="P13"><text:span text:style-name="T16"/></text:p>
      <text:p text:style-name="P3"><text:span text:style-name="T8">August 2012 – February 2013</text:span><text:span text:style-name="T10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673258299" text:style-name="L1">
        <text:list-item>
          <text:p text:style-name="P10">web and API development with Ruby, Rails and Sinatra</text:p>
        </text:list-item>
        <text:list-item>
          <text:p text:style-name="P11">Postgres, MongoDB and Redis databases</text:p>
        </text:list-item>
        <text:list-item>
          <text:p text:style-name="P11">Test and Behaviour Driven Development using RSpec, Cucumber and Steak</text:p>
        </text:list-item>
        <text:list-item>
          <text:p text:style-name="P11">CocoaTouch and Objective-C development for iOS app, testing with OCUnit and OCMock</text:p>
        </text:list-item>
        <text:list-item>
          <text:p text:style-name="P11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717412461" text:continue-numbering="true" text:style-name="L1">
        <text:list-item>
          <text:p text:style-name="P12">web and API development with Ruby, Rails and Sinatra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1059524158" text:style-name="L2">
        <text:list-item>
          <text:p text:style-name="P18">business intelligence development on top of Google Analytics</text:p>
        </text:list-item>
        <text:list-item>
          <text:p text:style-name="P18">Ruby, Rails, MySQL and JavaScript/jQuery/Highcharts</text:p>
        </text:list-item>
        <text:list-item>
          <text:p text:style-name="P18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393772912" text:style-name="L3">
        <text:list-item>
          <text:p text:style-name="P19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1649865907" text:style-name="L4">
        <text:list-item>
          <text:p text:style-name="P21">application development in a touch-screen mobile Linux environment with embedded JavaScript</text:p>
        </text:list-item>
        <text:list-item>
          <text:p text:style-name="P21">SpiderMonkey interpreter, SQLite, exposed systems-level functionality with C plugins</text:p>
          <text:p text:style-name="P21"/>
        </text:list-item>
      </text:list>
      <text:p text:style-name="P29">June 2009 - February 2010<text:tab/><text:tab/><text:tab/>Developer, Rehab Studio</text:p>
      <text:p text:style-name="P5"><text:tab/><text:tab/><text:tab/><text:tab/><text:tab/><text:tab/>http://rehabstudio.com/</text:p>
      <text:p text:style-name="P3"/>
      <text:list xml:id="list893099215" text:style-name="L5">
        <text:list-item>
          <text:p text:style-name="P22">web development with PHP/CakePHP, JavaScript/jQuery and MySQL</text:p>
        </text:list-item>
        <text:list-item>
          <text:p text:style-name="P22">administration of Redhat and Debian servers using dedicated hardware and Amazon Web Services</text:p>
        </text:list-item>
        <text:list-item>
          <text:p text:style-name="P22">task automation with Bash, Perl and Ruby scripts</text:p>
        </text:list-item>
      </text:list>
      <text:p text:style-name="P3"><text:span text:style-name="T10"/></text:p>
      <text:p text:style-name="P3"><text:span text:style-name="T10">June 2008 - March 2009<text:tab/><text:tab/><text:tab/>Web/Application Developer, Creative Online Media</text:span></text:p>
      <text:p text:style-name="P3"><text:tab/><text:tab/><text:tab/><text:tab/><text:tab/><text:tab/>http://creativeonlinemedia.com/</text:p>
      <text:p text:style-name="P3"/>
      <text:list xml:id="list1460947952" text:style-name="L6">
        <text:list-item>
          <text:p text:style-name="P23">web development using C#/.Net, ASP/VBScript and PHP/CakePHP</text:p>
        </text:list-item>
        <text:list-item>
          <text:p text:style-name="P23">task automation with Ruby</text:p>
        </text:list-item>
        <text:list-item>
          <text:p text:style-name="P23">MS SQL Server 2005 &amp; MySQL databases</text:p>
        </text:list-item>
        <text:list-item>
          <text:p text:style-name="P23">considerable JavaScript using jQuery, Prototype and MooTools frameworks</text:p>
          <text:p text:style-name="P23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877343443" text:style-name="L7">
        <text:list-item>
          <text:p text:style-name="P24">operational support to various real-time, high volume, distributed messaging systems</text:p>
        </text:list-item>
        <text:list-item>
          <text:p text:style-name="P24">working knowledge of TIBCO applications (TIC, EMS, RV, RVRD), Sybase ASE and BEA WebLogic</text:p>
        </text:list-item>
        <text:list-item>
          <text:p text:style-name="P24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587155107" text:style-name="L8">
        <text:list-item>
          <text:p text:style-name="P25">developed a custom business process management system</text:p>
        </text:list-item>
        <text:list-item>
          <text:p text:style-name="P25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327154292" text:style-name="L9">
        <text:list-item>
          <text:p text:style-name="P26">custom desktop applications using C#/.Net/WinForms and SQL Server 2005</text:p>
        </text:list-item>
        <text:list-item>
          <text:p text:style-name="P26">web/intranet applications using ASP/VBScript, VisualBasic/.Net andSQL Server 2000/2003</text:p>
        </text:list-item>
        <text:list-item>
          <text:p text:style-name="P26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soft-page-break/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30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6-07T15:32:38</dc:date>
    <dc:language>en-GB</dc:language>
    <meta:editing-cycles>97</meta:editing-cycles>
    <meta:editing-duration>PT03H47M21S</meta:editing-duration>
    <meta:document-statistic meta:table-count="0" meta:image-count="0" meta:object-count="0" meta:page-count="3" meta:paragraph-count="75" meta:word-count="510" meta:character-count="3882"/>
    <meta:user-defined meta:name="Info 1"/>
    <meta:user-defined meta:name="Info 2"/>
    <meta:user-defined meta:name="Info 3"/>
    <meta:user-defined meta:name="Info 4"/>
  </office:meta>
</office:document-meta>
</file>